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7689"/>
    </style:style>
    <style:style style:name="P2" style:family="paragraph" style:parent-style-name="Standard">
      <style:text-properties officeooo:paragraph-rsid="0018ff97"/>
    </style:style>
    <style:style style:name="P3" style:family="paragraph" style:parent-style-name="Standard">
      <style:text-properties officeooo:rsid="001f9914" officeooo:paragraph-rsid="001f9914"/>
    </style:style>
    <style:style style:name="T1" style:family="text">
      <style:text-properties officeooo:rsid="0015f07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9914"/>
    </style:style>
    <style:style style:name="T5" style:family="text">
      <style:text-properties officeooo:rsid="001d0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TODO: Arreglar tabulaciones en los listados de venta<text:span text:style-name="T5"> y</text:span> agregar headers columnas de los dos lados</text:p>
      <text:p text:style-name="Standard"/>
      <text:p text:style-name="Standard">#TODO: descuento manual de stock, terminar en la vista solamente.</text:p>
      <text:p text:style-name="Standard"/>
      <text:p text:style-name="P1"><text:span text:style-name="T1">#TODO: Validaciones del <text:s/>descuento manual de stock</text:span></text:p>
      <text:p text:style-name="P1"><text:span text:style-name="T1"/></text:p>
      <text:p text:style-name="P2"><text:span text:style-name="T1">#TODO: Agregar al listado de productos la medida(YA ESTAN AGREGADOS LOS CAMPOS EN LISTAR PRODUCTO, MODIFICAR PRODUCTO y BAJA PRODUCTO PERO ESTAN COMENTADOS PORQUE SE CORRE TODO</text:span><text:span text:style-name="T4">)</text:span></text:p>
      <text:p text:style-name="P2"><text:span text:style-name="T4"/></text:p>
      <text:p text:style-name="P3"><text:span text:style-name="T3">Lo otro lo hice todo, y revise todas las funciones para que muestren el mensaje y recarguen despues de 3 segundos!!!!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17:01</meta:creation-date>
    <dc:date>2013-09-14T20:55:26.616719582</dc:date>
    <meta:editing-duration>PT5H8M53S</meta:editing-duration>
    <meta:editing-cycles>19</meta:editing-cycles>
    <meta:generator>LibreOffice/4.1.1.2$Linux_X86_64 LibreOffice_project/410m0$Build-2</meta:generator>
    <meta:document-statistic meta:table-count="0" meta:image-count="0" meta:object-count="0" meta:page-count="1" meta:paragraph-count="5" meta:word-count="81" meta:character-count="507" meta:non-whitespace-character-count="429"/>
  </office:meta>
</office:document-meta>
</file>